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89ff23" officeooo:paragraph-rsid="001c2b7a"/>
    </style:style>
    <style:style style:name="P2" style:family="paragraph" style:parent-style-name="Standard">
      <style:text-properties officeooo:rsid="008d98b2" officeooo:paragraph-rsid="001c2b7a"/>
    </style:style>
    <style:style style:name="P3" style:family="paragraph" style:parent-style-name="Standard">
      <style:text-properties officeooo:rsid="0089ff23" officeooo:paragraph-rsid="001c2b7a"/>
    </style:style>
    <style:style style:name="P4" style:family="paragraph" style:parent-style-name="Standard">
      <style:text-properties officeooo:rsid="008a13b1" officeooo:paragraph-rsid="001c2b7a"/>
    </style:style>
    <style:style style:name="P5" style:family="paragraph" style:parent-style-name="Standard">
      <style:text-properties style:font-name="Liberation Serif" fo:font-style="italic" officeooo:rsid="008a13b1" officeooo:paragraph-rsid="001c2b7a" style:font-style-asian="italic" style:font-style-complex="italic"/>
    </style:style>
    <style:style style:name="P6" style:family="paragraph" style:parent-style-name="Standard">
      <style:text-properties officeooo:rsid="008a8378" officeooo:paragraph-rsid="001c2b7a"/>
    </style:style>
    <style:style style:name="P7" style:family="paragraph" style:parent-style-name="Standard">
      <style:text-properties officeooo:rsid="008be9c9" officeooo:paragraph-rsid="001c2b7a"/>
    </style:style>
    <style:style style:name="P8" style:family="paragraph" style:parent-style-name="Standard">
      <style:text-properties officeooo:rsid="008c8054" officeooo:paragraph-rsid="001c2b7a"/>
    </style:style>
    <style:style style:name="P9" style:family="paragraph" style:parent-style-name="Standard">
      <style:text-properties officeooo:rsid="0047bfa3" officeooo:paragraph-rsid="001c2b7a"/>
    </style:style>
    <style:style style:name="P10" style:family="paragraph" style:parent-style-name="Standard">
      <style:text-properties officeooo:rsid="008cb9c4" officeooo:paragraph-rsid="001c2b7a"/>
    </style:style>
    <style:style style:name="P11" style:family="paragraph" style:parent-style-name="Standard">
      <style:text-properties officeooo:rsid="01c3d1cf" officeooo:paragraph-rsid="001c2b7a"/>
    </style:style>
    <style:style style:name="P12" style:family="paragraph" style:parent-style-name="Standard">
      <style:text-properties officeooo:rsid="01c70ce7" officeooo:paragraph-rsid="001c2b7a"/>
    </style:style>
    <style:style style:name="T1" style:family="text">
      <style:text-properties officeooo:rsid="01c7b3d8"/>
    </style:style>
    <style:style style:name="T2" style:family="text">
      <style:text-properties officeooo:rsid="035d037e"/>
    </style:style>
    <style:style style:name="T3" style:family="text">
      <style:text-properties officeooo:rsid="01bf538a"/>
    </style:style>
    <style:style style:name="T4" style:family="text">
      <style:text-properties officeooo:rsid="008a13b1"/>
    </style:style>
    <style:style style:name="T5" style:family="text">
      <style:text-properties officeooo:rsid="035bdfdc"/>
    </style:style>
    <style:style style:name="T6" style:family="text">
      <style:text-properties officeooo:rsid="01464a54"/>
    </style:style>
    <style:style style:name="T7" style:family="text">
      <style:text-properties officeooo:rsid="008a8378"/>
    </style:style>
    <style:style style:name="T8" style:family="text">
      <style:text-properties officeooo:rsid="01bfe58e"/>
    </style:style>
    <style:style style:name="T9" style:family="text">
      <style:text-properties officeooo:rsid="01c2ba1a"/>
    </style:style>
    <style:style style:name="T10" style:family="text">
      <style:text-properties officeooo:rsid="01c1c8df"/>
    </style:style>
    <style:style style:name="T11" style:family="text">
      <style:text-properties officeooo:rsid="01464df6"/>
    </style:style>
    <style:style style:name="T12" style:family="text">
      <style:text-properties officeooo:rsid="0097406d"/>
    </style:style>
    <style:style style:name="T13" style:family="text">
      <style:text-properties officeooo:rsid="009ca9de"/>
    </style:style>
    <style:style style:name="T14" style:family="text">
      <style:text-properties officeooo:rsid="008cb9c4"/>
    </style:style>
    <style:style style:name="T15" style:family="text">
      <style:text-properties officeooo:rsid="009812cb"/>
    </style:style>
    <style:style style:name="T16" style:family="text">
      <style:text-properties officeooo:rsid="01c3d1cf"/>
    </style:style>
    <style:style style:name="T17" style:family="text">
      <style:text-properties officeooo:rsid="01c5f521"/>
    </style:style>
    <style:style style:name="T18" style:family="text">
      <style:text-properties officeooo:rsid="01c70ce7"/>
    </style:style>
    <style:style style:name="T19" style:family="text">
      <style:text-properties officeooo:rsid="01c416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Жомнир предупредил, что <text:span text:style-name="T3">он</text:span>, как руководитель практики, не может поставить мне больше тройки за хроническое ненаписание планов-конспектов к урокам. <text:s/></text:p>
      <text:p text:style-name="P3">А я не мог себя заставить даже списать эти планы у Игорька; у меня физически не получа<text:span text:style-name="T3">ется</text:span> рассаживать кукол вдоль крышки пианино.</text:p>
      <text:p text:style-name="P3">Я сказал, что пусть он не переживает и ставит что хочет. </text:p>
      <text:p text:style-name="P3">Мне это действительно было абсолютно... без разницы.</text:p>
      <text:p text:style-name="P3">Когда рядом с факультетским расписанием на третьем этаже Старого корпуса вывесили результаты практики четвёртого курса, моя тройка оказалась единственной.</text:p>
      <text:p text:style-name="P3">Жомнир всполошился, стал доказывать деканше, что это неправильно и он не знал что я всего один такой. </text:p>
      <text:p text:style-name="P3">Она неприступно ответила, что думать надо до заседания кафедры.</text:p>
      <text:p text:style-name="P3">Деканша косила под Алису Фрейндлих из «Служебного романа», просто ей Мягков не подвернулся, вот и зациклилась на неприступном официозе, поскольку была в разводе из-за половой несовместимости, а девушки англофака не выдают непроверенную инфу.</text:p>
      <text:p text:style-name="P3"/>
      <text:p text:style-name="P3">Ладно, хватит о посторонних.</text:p>
      <text:p text:style-name="P3">Местом твоего зачатия послужил четвёртый этаж общаги, причём место это приготовила сама Ира, <text:span text:style-name="T4">поскольку в той комнате проживали девушки, а я на физмате знал только ту пару санитарок-поварих <text:s/>из стройотряда, но они жили в городе.</text:span></text:p>
      <text:p text:style-name="P3"/>
      <text:p text:style-name="P4">Перед этим я в очередной раз влюбился в Иру, но сперва прекратил полигамию.</text:p>
      <text:p text:style-name="P4">А как же? Ведь только Ире я обязан спасительным уколом от триппера.</text:p>
      <text:p text:style-name="P4">Так что на четвёртый курс я приехал осознавшим и перекованным, о чём сухо оповестил Свету при её поползновениях к прежней фамильярности. </text:p>
      <text:p text:style-name="P4">Мы стали шапочным знакомством.</text:p>
      <text:p text:style-name="P4">И Марии я вернул книжку Бабеля, правда, зачем-то выбрав для этого поздний <text:span text:style-name="T3">час</text:span>.</text:p>
      <text:p text:style-name="P4">Она открыла дверь на лестничную площадку в незастёгнутом халате поверх ночной сорочки.</text:p>
      <text:p text:style-name="P4">Если предположить возможность сдвигов времени, то в тот момент в её постели вполне мог лежать я и думать когда уже этому придурку дойдёт, что он не вовремя.</text:p>
      <text:p text:style-name="P4">Я не стал развивать эту теорию, а просто сдал книгу, поблагодарил и ушёл.</text:p>
      <text:p text:style-name="P4"/>
      <text:p text:style-name="P4">И с тех пор <text:span text:style-name="T3">моя</text:span> любовь <text:span text:style-name="T3">принадлежала</text:span> только Ире.<text:span text:style-name="T5"> Б</text:span>езраздельно. </text:p>
      <text:p text:style-name="P4">Тем более, что <text:span text:style-name="T3">я </text:span>опять <text:s/><text:span text:style-name="T3">в неё </text:span>влюбился.</text:p>
      <text:p text:style-name="P4">Встретив её <text:s/>в филфаковском крыле на третьем этаже Старого корпуса, я уговорил Иру не ходить на пару и после звонка мы украдкой прошли по широкому пустому коридору к боковой лестничной клетке.</text:p>
      <text:p text:style-name="P4">Там мы свернули не вниз, а вверх, хотя четвёртого этажа в Старом корпусе нет и подъём преграждает перегородка с запертой дверью на чердак.</text:p>
      <text:p text:style-name="P4">Поднявшись до середины ступеней, мы целовались.</text:p>
      <text:p text:style-name="P4"/>
      <text:p text:style-name="P5"><text:span text:style-name="T6">(...е</text:span>ё классическая грудь под вязаным зелёным свитером оттенка речных водорослей — под стать её русалочьей причёске; шёлковая юбка на крепких бёдрах — <text:span text:style-name="T7">абстрактно тонкие белые гроздья на чёрном фоне </text:span>— <text:span text:style-name="T7">от портнихи Марии Антоновны, матери Ляльки; высокие австрийские сапоги на танкетке; её глаза, улыбка; стройный белый лотарингский крест переплёта в высоком окне у неё за спиной, которое смотрит в лазурную синь неба яркую, как на полотнах эпохи Возрождения; всплеск крыльев белых голубей за крестом — всё сложилось в картину, которую я буду видеть и вспоминать всю жизнь...)</text:span></text:p>
      <text:p text:style-name="P5"/>
      <text:p text:style-name="P6">Но <text:span text:style-name="T3">мне мало одних только</text:span> <text:s/>в<text:span text:style-name="T3">о</text:span>спомина<text:span text:style-name="T3">ний</text:span>, я хотел оставить её себе, или самому остаться <text:span text:style-name="T3">с</text:span> <text:soft-page-break/>ней, среди этой до отчаянье невыразимой красоты.</text:p>
      <text:p text:style-name="P6">Поцелуи не помогли остановить мгновенье.</text:p>
      <text:p text:style-name="P6"><text:span text:style-name="T8">И не остаётся </text:span><text:s/>иного выхода, кроме как <text:span text:style-name="T5">снова </text:span>влюбиться.</text:p>
      <text:p text:style-name="P6"/>
      <text:p text:style-name="P6">Тем же вечером на лестнице в общаге Ира дала мне ключ от комнаты физматовок, чтоб я открыл и зашёл, а она придёт <text:s/>минуту <text:span text:style-name="T6">погодя, </text:span>в целях конспирации.</text:p>
      <text:p text:style-name="P6">Мы не включили свет.</text:p>
      <text:p text:style-name="P6">Это была койка у окна <text:span text:style-name="T6">с видом </text:span>на невидимый за темното<text:span text:style-name="T6">ю</text:span> берег Остра.</text:p>
      <text:p text:style-name="P6">С Ирой предохран<text:span text:style-name="T6">ение лежало на мне</text:span>, то есть, <text:span text:style-name="T6">я </text:span>следил за тем, чтоб вовремя убраться во избежание абортов под наркозом или без.</text:p>
      <text:p text:style-name="P6">Но в тот вечер...</text:p>
      <text:p text:style-name="P6">...ещё немного!.. я ведь контролирую!.. рано ещё!.. ещё чуть-чуть!.. одну капелюшечку!.. у-у!.. опаньки!.. поздно... поезд ушёл...</text:p>
      <text:p text:style-name="P6">Ты была в том поезде среди толпы точно таких же попутчиков, но оказалась чуть-чуть пошустрее.</text:p>
      <text:p text:style-name="P6"/>
      <text:p text:style-name="P6">Ну, а дальше — плавный переход к отработанной уже однажды технологии: как благородный человек — я обязан жениться.</text:p>
      <text:p text:style-name="P6"/>
      <text:p text:style-name="P7">Когда Ира ещё училась в школе, то на мосту через Остёр нашла колечко. Обычное жёлтое колечко, какими торгуют киоски среди прочей бижутерии. </text:p>
      <text:p text:style-name="P7">Ира принесла его домой и её мама, Гаина Михайловна, огорчилась и опечалилась, но ничего не сказала дочери.</text:p>
      <text:p text:style-name="P7"/>
      <text:p text:style-name="P7">Был ли брак Иры с разведённым мною мезальянсом?</text:p>
      <text:p text:style-name="P7">Несомненно и неоспоримо.</text:p>
      <text:p text:style-name="P7">Достаточно сопоставить родительские пары:</text:p>
      <text:p text:style-name="P7">комплектовщица Рембазы —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;</text:p>
      <text:p text:style-name="P7">слесарь Рембазы — заместитель директора Нежинского хлебокомбината.</text:p>
      <text:p text:style-name="P7">Однако, фактор наличия тебя, пусть даже ещё нерождённой, смягчал кастовые предрассудки, которые, кстати, давно уж были упразднены советским строем.</text:p>
      <text:p text:style-name="P7"/>
      <text:p text:style-name="P7">И всё-таки, даже в эпоху развитого социализма всё восставало и противилось нашему браку.</text:p>
      <text:p text:style-name="P7">Начать с того, что в <text:span text:style-name="T9">нашу </text:span><text:s/>с Ирой <text:span text:style-name="T9">предсвадебную</text:span> поездк<text:span text:style-name="T10">у</text:span> в Киев <text:span text:style-name="T10">мне пришлось ехать с</text:span> <text:s/>кол<text:span text:style-name="T10">ом</text:span> в анусе.</text:p>
      <text:p text:style-name="P7">Киев <text:span text:style-name="T9">понадобился, чтобы</text:span> отоварить талон<text:span text:style-name="T9">ы из ЗАГСа</text:span> <text:s/>в салонах для новобрачных. </text:p>
      <text:p text:style-name="P7">Мне, со штампом о разводе в паспорте, никаких скидок на обручальное кольцо не полагалось, но моя сест<text:span text:style-name="T9">р</text:span>а Наташа пообещала одолжить <text:span text:style-name="T11">мне </text:span>узкое золотое колечко, которое зачем-то носила на большом пальце руки.</text:p>
      <text:p text:style-name="P8">Что касается кола, то снаружи он не торчал, но причинял невыносимую острую боль внутри, превра<text:span text:style-name="T9">щая</text:span> мою походку в шаркающее волочение ног полупаралитического старца или же молодого запорожца, снятого с <text:span text:style-name="T12">упомянутого</text:span> орудия казни по <text:span text:style-name="T12">чуть</text:span> запоздалой амнистии.</text:p>
      <text:p text:style-name="P8">Добейте меня, паны-братья!</text:p>
      <text:p text:style-name="P8"/>
      <text:p text:style-name="P8">Бедная Ира! <text:span text:style-name="T13">О таком ли спутнике в </text:span>салон для новобрачных <text:span text:style-name="T13">мечтает любая</text:span> девушка в <text:span text:style-name="T12">своих</text:span> <text:span text:style-name="T13">заветных</text:span> грёзах? <text:s/></text:p>
      <text:p text:style-name="P8"><text:span text:style-name="T12">Отнюдь и ещё раз</text:span> отнюдь!</text:p>
      <text:p text:style-name="P8"/>
      <text:p text:style-name="P9">Мне же <text:s/><text:span text:style-name="T9">вынесенные в той поездке</text:span> мýки служат наглядным напоминанием истины от Гераклита: в одну и ту же речку не ходи — надерут задницу. </text:p>
      <text:p text:style-name="P9"><text:soft-page-break/>Увы, премудрости былого нас ничему не учат, пока не сядем на ежа собственной голой …, <text:span text:style-name="T5">как выразились запорожцы в письме к турецкому султану</text:span>.</text:p>
      <text:p text:style-name="P9"/>
      <text:p text:style-name="P8">Тем не менее в <text:span text:style-name="T9">Киеве</text:span> невеста была укомплектована, а мне куплены коричневые туфли голландской фирмы «Topman». </text:p>
      <text:p text:style-name="P8">Они оказались на размер больше, но условия эпохи дефицита приучают не выпускать синицу из рук и через месяц я подарил их тестю — пришлись как раз впору.</text:p>
      <text:p text:style-name="P8">Вот для кого я волочил тот кол.</text:p>
      <text:p text:style-name="P8"><text:span text:style-name="T9">Вскоре м</text:span>не <text:s/>полегчало и мы приступили к поискам костюма жениху. </text:p>
      <text:p text:style-name="P8">Мы прочесали универмаги крупных станций между Нежином и Киевом — Носовка, Кобыжчи, Бобровица — безрезультатно.</text:p>
      <text:p text:style-name="P8">Отыскался он лишь в Чернигове — вдали от электрофицированных магистралей — <text:span text:style-name="T14">и сидел вполне прилично.</text:span></text:p>
      <text:p text:style-name="P8"/>
      <text:p text:style-name="P10">За неделю до свадьбы я оставил общагу и перешёл жить в трёхкомнатную квартиру родителей Иры.</text:p>
      <text:p text:style-name="P10">Старший из их четверых детей, Игорь, служил майором непонятных войск в Киеве; следующая за ним, Виктория, жила в Чернигове и работала в тамошнем музее. </text:p>
      <text:p text:style-name="P10">Затем шла Тоня, которая, по распределению после НГПИ, учила русскому языку и литературе детишек в закарпатской деревушке, покуда местный хлопец Иван с бандеровскими замашками не добился от неё взаимности.</text:p>
      <text:p text:style-name="P10">Не <text:span text:style-name="T15">в силах </text:span>преодолеть языковый барьер, он постучал в дверь юной учительницы и <text:span text:style-name="T15">немо </text:span>наставил на неё двустволку. </text:p>
      <text:p text:style-name="P10">В смысле, будь моей, или ничьей не будешь. </text:p>
      <text:p text:style-name="P10">Братья Ивана успели его обезоружить, но глубина чувств влюблённого тронула Тоню <text:span text:style-name="T9">и это дало ей шанс</text:span> выжить среди красот <text:s/>природы <text:span text:style-name="T15">Закарпатья</text:span>.</text:p>
      <text:p text:style-name="P10">Она вышла за него замуж, родила дв<text:span text:style-name="T16">у</text:span>х детей, <text:span text:style-name="T9">вернулась в Нежин </text:span><text:s/>и <text:span text:style-name="T9">со </text:span>всей своей дружной молодой семьёй жила в одной из двух узких спален трёхкомнатной квартиры родителей.</text:p>
      <text:p text:style-name="P10"/>
      <text:p text:style-name="P10"><text:span text:style-name="T9">Р</text:span>одителям оставался <text:span text:style-name="T9">ра</text:span>складной диван в проходной гостиной, <text:span text:style-name="T17">напротив</text:span> широк<text:span text:style-name="T17">ого</text:span> окн<text:span text:style-name="T17">а</text:span> <text:span text:style-name="T17">с</text:span> <text:span text:style-name="T16">тюлевой занавеской, отделявшей подоконник и пару цветочных горшков на нём от вплотную придвинутого стола с </text:span>телевизор<text:span text:style-name="T16">ом. </text:span></text:p>
      <text:p text:style-name="P11">За ней же (занавеской) скрывались спинки стульев затиснутых между столом и подоконником, чтоб попусту не занимали места покуда не понадобятся. </text:p>
      <text:p text:style-name="P10"><text:span text:style-name="T16">Стулья были в комплекте со столом, который, если убрать с него утюг, беспорядочную стопку центральных газет, <text:s/>телевизор и </text:span><text:s/>клеёнку, <text:span text:style-name="T18">мог </text:span>раз<text:span text:style-name="T16">двига</text:span>ть<text:span text:style-name="T18">ся</text:span> <text:span text:style-name="T19">для</text:span> праздничн<text:span text:style-name="T19">ого застолья.</text:span> <text:s/></text:p>
      <text:p text:style-name="P12">По будням не поместившиеся под столом стулья стояли по углам гостиной, покрытые домашними одеждами, всё теми же газетами и всякой всячиной, что кладётся на пару минут и забывается там на пару месяцев. </text:p>
      <text:p text:style-name="P2"><text:span text:style-name="T1">Ещё в гостиной</text:span> <text:span text:style-name="T2">был</text:span> <text:s/>шкаф с зеркалом <text:span text:style-name="T1">в дверце </text:span>и лакированный сервант с посудой, на которым, <text:span text:style-name="T1">приопёршись на обои, </text:span><text:s text:c="2"/><text:span text:style-name="T1">стояла рамка с </text:span>«Неизвестн<text:span text:style-name="T1">ой</text:span>» Крамского, презрительно взира<text:span text:style-name="T1">вшей</text:span> из-под <text:span text:style-name="T1">своего</text:span> страусиного пера <text:s text:c="2"/>на всю эту белиберду и <text:s/>«Сватовство майора», <text:span text:style-name="T1">повешенное</text:span> на противоположной стен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05:39.052039122</meta:creation-date>
    <dc:date>2017-03-02T18:05:43.331571486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71" meta:word-count="1254" meta:character-count="8297" meta:non-whitespace-character-count="7058"/>
    <meta:generator>LibreOffice/4.3.3.2$Linux_x86 LibreOffice_project/430m0$Build-2</meta:generator>
  </office:meta>
</office:document-meta>
</file>